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" style:parent-style-name="Estilodedesenhopadrão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4" style:parent-style-name="Estilodedesenhopadrão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5" style:parent-style-name="Estilodedesenhopadrão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6" style:parent-style-name="Estilodedesenhopadrão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7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2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2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2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2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2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28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0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3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4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39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0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43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44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45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6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4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4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1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55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6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59" style:parent-style-name="Standard" style:family="paragraph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0" style:parent-style-name="Estilodedesenhopadrão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71" style:parent-style-name="Estilodedesenhopadrão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72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73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74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75" style:parent-style-name="PreformattedText" style:family="paragraph">
      <style:paragraph-properties fo:margin-bottom="0.1965in"/>
    </style:style>
    <style:style style:name="T76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80" style:parent-style-name="Standard" style:family="paragraph">
      <style:paragraph-properties fo:margin-bottom="0.1965in"/>
    </style:style>
    <style:style style:name="T81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2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margin-bottom="0.1965in"/>
    </style:style>
    <style:style style:name="T85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87" style:parent-style-name="Standard" style:family="paragraph">
      <style:paragraph-properties fo:margin-bottom="0.1965in"/>
    </style:style>
    <style:style style:name="T88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9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91" style:parent-style-name="PreformattedText" style:family="paragraph">
      <style:paragraph-properties fo:margin-bottom="0.1965in"/>
    </style:style>
    <style:style style:name="T92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3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4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5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98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99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0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1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2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3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4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5" style:parent-style-name="Standard" style:family="paragraph">
      <style:paragraph-properties fo:margin-bottom="0.1965in"/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6" style:parent-style-name="Standard" style:family="paragraph">
      <style:paragraph-properties fo:margin-bottom="0.1965in"/>
      <style:text-properties style:font-name="Times New Roman" style:font-name-asian="DejaVu Sans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10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3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4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5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6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22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3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4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5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6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2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3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4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5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6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3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3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4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5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6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7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8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49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50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51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5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53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Programa A, Semana 3</text:p>
      <text:p text:style-name="P2"/>
      <text:p text:style-name="P3">Requisito:</text:p>
      <text:p text:style-name="P4">Dado um certo número que será a ordem e uma mensagem o objetivo do programa é organizar essa mensagem pela ordem referida em cima, sabendo que o número de algarismos da ordem é o número de blocos que<text:s/>terão de ser criados e os números é a ordem pela qual os caracteres desses blocos devem ser ordenados em cada bloco.</text:p>
      <text:p text:style-name="P5"/>
      <text:p text:style-name="P6">Modelo de alto nível:</text:p>
      <text:p text:style-name="P7"/>
      <text:p text:style-name="P8">Passo 1:</text:p>
      <text:p text:style-name="P9">Usa-se o “string.h” para ser possível a manipulação de strings.</text:p>
      <text:p text:style-name="P10"/>
      <text:p text:style-name="P11">Passo 2:<text:s/></text:p>
      <text:p text:style-name="P12"/>
      <text:p text:style-name="P13">Declarar uma variável pos<text:s/>como um array de caracteres com tamanho 8, pois só há no máximo 8 posições. Essa variável será usada para armazenar a ordem pela qual as letras serão ordenadas.</text:p>
      <text:p text:style-name="P14"/>
      <text:p text:style-name="P15">Passo 3:</text:p>
      <text:p text:style-name="P16"/>
      <text:p text:style-name="Standard"><text:span text:style-name="T17">Obter o valor da ordem e a mensagem, ou seja,<text:s/></text:span><text:span text:style-name="T18">le a ordem pela qual vao ser ordenadas</text:span><text:span text:style-name="T19"><text:s/>as letras.</text:span></text:p>
      <text:p text:style-name="P20"/>
      <text:p text:style-name="P21">(Como?) scanf , onde esta é usada para ler uma string.</text:p>
      <text:p text:style-name="P22">%s é o especificador de formato para uma string.</text:p>
      <text:p text:style-name="P23"/>
      <text:p text:style-name="P24">Passo 4:</text:p>
      <text:p text:style-name="P25"/>
      <text:p text:style-name="Standard"><text:span text:style-name="T26">Calcular o tamanho dos blocos de letras, através de “strlen”</text:span></text:p>
      <text:p text:style-name="P27"/>
      <text:p text:style-name="P28">Passo 5:</text:p>
      <text:p text:style-name="P29"/>
      <text:p text:style-name="Standard"><text:span text:style-name="T30">Essa ordem, pela qual as letras são<text:s/></text:span><text:span text:style-name="T31">organizadas, é armazenada em um array de caracteres chamado "pos". Em seguida, o tamanho da ordem é calculado e armazenado na variável "size".</text:span></text:p>
      <text:p text:style-name="P32"/>
      <text:p text:style-name="P33">Passo 6:</text:p>
      <text:p text:style-name="P34"/>
      <text:p text:style-name="P35">Converter a ordem das letras para um array “ordem” de inteiros, subtraindo o caractere '0' de cada caractere da ordem. A subtração do caractere '0' é feita para converter os caracteres numéricos da ordem em seus valores inteiros correspondentes, permitindo que sejam manipulados como números em vez de caracteres</text:p>
      <text:p text:style-name="P36"/>
      <text:p text:style-name="P37">(como?) Loop de for</text:p>
      <text:p text:style-name="P38"/>
      <text:p text:style-name="P39">Passo 6:</text:p>
      <text:p text:style-name="P40"/>
      <text:p text:style-name="P41">Declara um<text:s/>array “mensagem” de caracteres chamado mensagem com tamanho 1000, uma vez que a mensagem tem no máximo 1000 caracteres. Esse array será usado para armazenar a mensagem a ser encriptada.</text:p>
      <text:p text:style-name="P42"/>
      <text:p text:style-name="P43">(Como?) char mensagem[1000]</text:p>
      <text:p text:style-name="P44"/>
      <text:p text:style-name="P45">Passo 7:</text:p>
      <text:p text:style-name="P46"/>
      <text:p text:style-name="P47">le a mensagem para encriptar</text:p>
      <text:p text:style-name="P48"/>
      <text:p text:style-name="P49">(como?) if(scanf("%s",mensagem)){}</text:p>
      <text:p text:style-name="P50"/>
      <text:p text:style-name="P51">Passo 8:</text:p>
      <text:p text:style-name="P52"/>
      <text:p text:style-name="P53">A mensagem a ser encriptada é então lida e armazenada num array de caracteres chamado "mensagem". O tamanho da mensagem é armazenado em uma variável chamada "tamanho".</text:p>
      <text:p text:style-name="P54"/>
      <text:p text:style-name="Standard"><text:span text:style-name="T55">(como?) int tamanho = strlen(mensagem)</text:span></text:p>
      <text:p text:style-name="P56"/>
      <text:p text:style-name="P57">Declara, ainda ,duas variáveis inteiras x e y com valores iniciais 0. x será usada para rastrear a posição atual na nova mensagem encriptada, e y será usada para armazenar a posição atual na ordem.</text:p>
      <text:p text:style-name="P58"/>
      <text:p text:style-name="P59">Passo 9:</text:p>
      <text:p text:style-name="P60"/>
      <text:p text:style-name="P61">O processo de cifração começa em seguida. O programa cria um novo array de caracteres chamado "novamsg" com o mesmo tamanho da mensagem original. Em seguida, o programa itera sobre cada posição da ordem numérica, que determina a posição em que cada bloco de caracteres deve ser escrito na nova mensagem.</text:p>
      <text:p text:style-name="P62"/>
      <text:p text:style-name="P63">Para cada bloco de caracteres, o programa itera sobre a mensagem original, escrevendo os caracteres nas posições correspondentes da nova mensagem. A posição inicial é determinada pela ordem numérica lida no início do programa.</text:p>
      <text:p text:style-name="P64"/>
      <text:p text:style-name="P65">Passo 10:</text:p>
      <text:p text:style-name="P66"/>
      <text:p text:style-name="P67">Finalmente, o programa exibe a mensagem cifrada na tela. Cada caractere é exibido usando a função printf() e um loop for que itera sobre cada posição do array "novamsg". A função putchar() é usada para exibir uma nova linha após a mensagem cifrada.</text:p>
      <text:p text:style-name="P68"/>
      <text:p text:style-name="P69"/>
      <text:p text:style-name="P70">Cenários</text:p>
      <text:p text:style-name="P71"/>
      <text:p text:style-name="Standard"><text:span text:style-name="T72">Cenário#1 valido (input:<text:s/></text:span><text:span text:style-name="T73">31254</text:span></text:p>
      <text:p text:style-name="P74"><text:tab/><text:tab/><text:tab/><text:tab/>ATACAMOSAOAMANHECERPREPAREMAAGUARDENTEEAMANTEIGA</text:p>
      <text:p text:style-name="P75"><text:span text:style-name="T76"><text:tab/></text:span><text:span text:style-name="T77"><text:tab/></text:span><text:span text:style-name="T78"><text:tab/></text:span><text:span text:style-name="T79">output: ASAEPARENAAMAEREUNMITOMCEMATAGAOHPRGEAECANRAADET)</text:span></text:p>
      <text:p text:style-name="P80"><text:span text:style-name="T81">Cenário#2 valido (input:<text:s/></text:span><text:span text:style-name="T82">132456</text:span></text:p>
      <text:p text:style-name="P83">WZOHKOYJMVBMIBKPJOBCXIBLNEJFBCZJOURDENIFCCMUHKBQVNYEAZQIOATMJMCPGYVUYSABTNKMBARSIBXJCXDPRNWWDBXCULSCTKAWDROZTQTQUVDEYQACTKWSGAHFOBIGBSNWSYZ<text:tab/><text:tab/><text:tab/></text:p>
      <text:p text:style-name="P84"><text:span text:style-name="T85">output: <text:s/>WYIBNZEMVQJVTRCWUATDTHBZOMKXJOIHYOCYKIDDSDTYWONZJBCEJNUNIMUNSXWLWQEKFSHVPIFUFKEAPSMBPBCRQQSBWKBJBBRCBATG</text:span><text:span text:style-name="T86">ABXRXTOUAGISOMOLCDCQZMYBAJNCKZVCAGY</text:span></text:p>
      <text:p text:style-name="P87"><text:span text:style-name="T88">Cenário#3 valido (input:<text:s/></text:span><text:span text:style-name="T89">236415</text:span></text:p>
      <text:p text:style-name="P90">NJJEYUNZAPAVUPURKPJEGGXNEWAVMZVMIFXBELPRTIHPRZEDJBWVXMABQVEHEXGPXFMBRRWQNVSFXASFJJOWQGMBEOOPGCZUYYQEDFFKZSWCWULEYBNPM</text:p>
      <text:p text:style-name="P91"><text:span text:style-name="T92"><text:tab/></text:span><text:span text:style-name="T93"><text:tab/></text:span><text:span text:style-name="T94"><text:tab/>output:<text:s/></text:span><text:span text:style-name="T95">JZPEWMLPBBXBVFGPYKUPJAUGAIPRWQGRSJMGQZLMUVPNZBIDMHFQAWOUFCB</text:span><text:span text:style-name="T96">EPRGVFRZVVPRFJBCESENNUJEVEHJAEMNSQOYFWNYAKXMXTEXEXWXOEZDWY</text:span></text:p>
      <text:p text:style-name="P97">Cenário#4 invalido(input: 456f</text:p>
      <text:p text:style-name="P98">output: erro)</text:p>
      <text:p text:style-name="P99">Cenário#5 invalido(input: 34242</text:p>
      <text:p text:style-name="P100">223</text:p>
      <text:p text:style-name="P101">output: erro)</text:p>
      <text:p text:style-name="P102">Cenário#6 invalido(input: 312564</text:p>
      <text:p text:style-name="P103">JZPEWMLPBBXBVF15PYKUPJAUGAIPRWQGRSJMGQZLMUVPNZBIDMHFQAWOUFCBEPRGVFRZVVPRFJBCESENNUJEVEHJAEMNSQOYFWNYAKXMXTEXEXWXOEZDWY</text:p>
      <text:p text:style-name="P104">output:erro)</text:p>
      <text:p text:style-name="P105"/>
      <text:p text:style-name="P106">Código:</text:p>
      <text:p text:style-name="P107">#include &lt;stdio.h&gt;</text:p>
      <text:p text:style-name="P108">#include &lt;string.h&gt;</text:p>
      <text:p text:style-name="P109"/>
      <text:p text:style-name="P110">int main()</text:p>
      <text:p text:style-name="P111">{</text:p>
      <text:p text:style-name="P112"><text:s text:c="2"/></text:p>
      <text:p text:style-name="P113"><text:s text:c="2"/>char pos[8];</text:p>
      <text:p text:style-name="P114"/>
      <text:p text:style-name="P115"><text:s text:c="2"/>if (scanf("%s", pos)){}</text:p>
      <text:p text:style-name="P116"><text:s text:c="2"/>int size = strlen(pos);<text:s/></text:p>
      <text:p text:style-name="P117"><text:s text:c="2"/></text:p>
      <text:p text:style-name="P118"><text:s text:c="2"/>int ordem[size];</text:p>
      <text:p text:style-name="P119"/>
      <text:p text:style-name="P120"><text:s text:c="2"/>for (int i = 0; i&lt; size; i++) {<text:s/></text:p>
      <text:p text:style-name="P121"/>
      <text:p text:style-name="Standard"><text:span text:style-name="T122"><text:s text:c="4"/>ordem[i] = pos[i] - '0';</text:span></text:p>
      <text:p text:style-name="P123"><text:s text:c="2"/>}<text:s/></text:p>
      <text:p text:style-name="P124"/>
      <text:p text:style-name="P125"><text:s text:c="2"/>char mensagem[1000];</text:p>
      <text:p text:style-name="P126"/>
      <text:p text:style-name="P127"><text:s text:c="2"/>if(scanf("%s",mensagem)){}<text:s/></text:p>
      <text:p text:style-name="P128"/>
      <text:p text:style-name="P129"><text:s text:c="2"/>int tamanho = strlen(mensagem);</text:p>
      <text:p text:style-name="P130"/>
      <text:p text:style-name="P131"><text:s text:c="2"/>int x = 0, y = 0;</text:p>
      <text:p text:style-name="P132"/>
      <text:p text:style-name="P133"><text:s text:c="2"/>char novamsg[tamanho];</text:p>
      <text:p text:style-name="P134"/>
      <text:p text:style-name="P135"><text:s text:c="2"/>for(int i = 0; i &lt; size; i++){</text:p>
      <text:p text:style-name="P136"><text:s text:c="4"/>y = ordem[i]-1;</text:p>
      <text:p text:style-name="P137"><text:s text:c="4"/>for(int i = y; i &lt; tamanho; i+=size){</text:p>
      <text:p text:style-name="P138"><text:s text:c="6"/>novamsg[x] = mensagem[i];</text:p>
      <text:p text:style-name="P139"><text:s text:c="6"/>x++;</text:p>
      <text:p text:style-name="P140"><text:s text:c="4"/>}</text:p>
      <text:p text:style-name="P141"><text:s text:c="4"/>}</text:p>
      <text:p text:style-name="P142"><text:s text:c="4"/>for(int i =0; i &lt; tamanho; i++){</text:p>
      <text:p text:style-name="P143"><text:s text:c="5"/></text:p>
      <text:p text:style-name="P144"><text:s text:c="4"/>printf("%c",novamsg[i]);</text:p>
      <text:p text:style-name="P145"><text:s text:c="2"/>}</text:p>
      <text:p text:style-name="P146"><text:s text:c="3"/></text:p>
      <text:p text:style-name="P147"><text:s text:c="4"/>putchar('\n');</text:p>
      <text:p text:style-name="P148"/>
      <text:p text:style-name="P149"><text:s text:c="2"/>return 0;</text:p>
      <text:p text:style-name="P150"><text:s text:c="4"/>}</text:p>
      <text:p text:style-name="P151"/>
      <text:p text:style-name="P152"/>
      <text:p text:style-name="Standard"><text:span text:style-name="T153"><text:tab/></text:span><text:span text:style-name="T15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stilodedesenhopadrão" style:display-name="Estilo de desenho padrão" style:family="paragraph">
      <style:text-properties style:font-name-asian="DejaVu Sans" style:font-name-complex="Liberation Serif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uarda Mafalda Martins Vieira</dc:creator>
    <meta:creation-date>2023-04-23T11:10:00Z</meta:creation-date>
    <dc:date>2023-05-19T15:50:00Z</dc:date>
    <meta:template xlink:href="Normal" xlink:type="simple"/>
    <meta:editing-cycles>27</meta:editing-cycles>
    <meta:editing-duration>PT30000S</meta:editing-duration>
    <meta:document-statistic meta:page-count="1" meta:paragraph-count="9" meta:word-count="727" meta:character-count="4649" meta:row-count="32" meta:non-whitespace-character-count="3931"/>
  </office:meta>
</office:document-meta>
</file>